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1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# Hours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ce2" office:value-type="currency" office:currency="USD" office:value="16.99">
            <text:p>$16.99</text:p>
          </table:table-cell>
          <table:table-cell table:style-name="ce2" office:value-type="currency" office:currency="USD" office:value="26.99">
            <text:p>$26.9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2" office:value-type="currency" office:currency="USD" office:value="16.99">
            <text:p>$16.99</text:p>
          </table:table-cell>
          <table:table-cell table:style-name="ce2" office:value-type="currency" office:currency="USD" office:value="26.99">
            <text:p>$26.9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2" office:value-type="currency" office:currency="USD" office:value="16.99">
            <text:p>$16.99</text:p>
          </table:table-cell>
          <table:table-cell table:style-name="ce2" office:value-type="currency" office:currency="USD" office:value="26.99">
            <text:p>$26.9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2" office:value-type="currency" office:currency="USD" office:value="16.99">
            <text:p>$16.99</text:p>
          </table:table-cell>
          <table:table-cell table:style-name="ce2" office:value-type="currency" office:currency="USD" office:value="26.99">
            <text:p>$26.9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2" office:value-type="currency" office:currency="USD" office:value="16.99">
            <text:p>$16.99</text:p>
          </table:table-cell>
          <table:table-cell table:style-name="ce2" office:value-type="currency" office:currency="USD" office:value="26.99">
            <text:p>$26.9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2" office:value-type="currency" office:currency="USD" office:value="16.99">
            <text:p>$16.99</text:p>
          </table:table-cell>
          <table:table-cell table:style-name="ce2" office:value-type="currency" office:currency="USD" office:value="26.99">
            <text:p>$26.9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2" office:value-type="currency" office:currency="USD" office:value="16.99">
            <text:p>$16.99</text:p>
          </table:table-cell>
          <table:table-cell table:style-name="ce2" office:value-type="currency" office:currency="USD" office:value="26.99">
            <text:p>$26.9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style-name="ce2" office:value-type="currency" office:currency="USD" office:value="16.99">
            <text:p>$16.99</text:p>
          </table:table-cell>
          <table:table-cell table:style-name="ce2" office:value-type="currency" office:currency="USD" office:value="26.99">
            <text:p>$26.9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2" office:value-type="currency" office:currency="USD" office:value="16.99">
            <text:p>$16.99</text:p>
          </table:table-cell>
          <table:table-cell table:style-name="ce2" office:value-type="currency" office:currency="USD" office:value="26.99">
            <text:p>$26.9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2" office:value-type="currency" office:currency="USD" office:value="16.99">
            <text:p>$16.99</text:p>
          </table:table-cell>
          <table:table-cell table:style-name="ce2" office:value-type="currency" office:currency="USD" office:value="26.99">
            <text:p>$26.9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2" office:value-type="currency" office:currency="USD" office:value="16.99">
            <text:p>$16.99</text:p>
          </table:table-cell>
          <table:table-cell table:style-name="ce2" office:value-type="currency" office:currency="USD" office:value="26.99">
            <text:p>$26.9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[.D16]+0.95" office:value-type="currency" office:currency="USD" office:value="17.94">
            <text:p>$17.94</text:p>
          </table:table-cell>
          <table:table-cell table:style-name="ce2" office:value-type="currency" office:currency="USD" office:value="26.99">
            <text:p>$26.9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[.D17]+0.95" office:value-type="currency" office:currency="USD" office:value="18.89">
            <text:p>$18.89</text:p>
          </table:table-cell>
          <table:table-cell table:style-name="ce2" office:value-type="currency" office:currency="USD" office:value="26.99">
            <text:p>$26.9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[.D18]+0.95" office:value-type="currency" office:currency="USD" office:value="19.84">
            <text:p>$19.84</text:p>
          </table:table-cell>
          <table:table-cell table:style-name="ce2" office:value-type="currency" office:currency="USD" office:value="26.99">
            <text:p>$26.9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[.D19]+0.95" office:value-type="currency" office:currency="USD" office:value="20.79">
            <text:p>$20.79</text:p>
          </table:table-cell>
          <table:table-cell table:style-name="ce2" office:value-type="currency" office:currency="USD" office:value="26.99">
            <text:p>$26.9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[.D20]+0.95" office:value-type="currency" office:currency="USD" office:value="21.74">
            <text:p>$21.74</text:p>
          </table:table-cell>
          <table:table-cell table:style-name="ce2" office:value-type="currency" office:currency="USD" office:value="26.99">
            <text:p>$26.9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[.D21]+0.95" office:value-type="currency" office:currency="USD" office:value="22.69">
            <text:p>$22.69</text:p>
          </table:table-cell>
          <table:table-cell table:style-name="ce2" office:value-type="currency" office:currency="USD" office:value="26.99">
            <text:p>$26.9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[.D22]+0.95" office:value-type="currency" office:currency="USD" office:value="23.64">
            <text:p>$23.64</text:p>
          </table:table-cell>
          <table:table-cell table:style-name="ce2" office:value-type="currency" office:currency="USD" office:value="26.99">
            <text:p>$26.9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[.D23]+0.95" office:value-type="currency" office:currency="USD" office:value="24.59">
            <text:p>$24.59</text:p>
          </table:table-cell>
          <table:table-cell table:style-name="ce2" office:value-type="currency" office:currency="USD" office:value="26.99">
            <text:p>$26.9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[.D24]+0.95" office:value-type="currency" office:currency="USD" office:value="25.54">
            <text:p>$25.54</text:p>
          </table:table-cell>
          <table:table-cell table:style-name="ce2" office:value-type="currency" office:currency="USD" office:value="26.99">
            <text:p>$26.9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[.D25]+0.95" office:value-type="currency" office:currency="USD" office:value="26.49">
            <text:p>$26.49</text:p>
          </table:table-cell>
          <table:table-cell table:style-name="ce2" office:value-type="currency" office:currency="USD" office:value="26.99">
            <text:p>$26.9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[.D26]+0.85" office:value-type="currency" office:currency="USD" office:value="27.34">
            <text:p>$27.34</text:p>
          </table:table-cell>
          <table:table-cell table:formula="of:=[.E26]+0.74" office:value-type="currency" office:currency="USD" office:value="27.73">
            <text:p>$27.73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[.D27]+0.85" office:value-type="currency" office:currency="USD" office:value="28.19">
            <text:p>$28.19</text:p>
          </table:table-cell>
          <table:table-cell table:formula="of:=[.E27]+0.74" office:value-type="currency" office:currency="USD" office:value="28.47">
            <text:p>$28.47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[.D28]+0.85" office:value-type="currency" office:currency="USD" office:value="29.04">
            <text:p>$29.04</text:p>
          </table:table-cell>
          <table:table-cell table:formula="of:=[.E28]+0.74" office:value-type="currency" office:currency="USD" office:value="29.21">
            <text:p>$29.21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[.D29]+0.85" office:value-type="currency" office:currency="USD" office:value="29.89">
            <text:p>$29.89</text:p>
          </table:table-cell>
          <table:table-cell table:formula="of:=[.E29]+0.74" office:value-type="currency" office:currency="USD" office:value="29.95">
            <text:p>$29.95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[.D30]+0.85" office:value-type="currency" office:currency="USD" office:value="30.74">
            <text:p>$30.74</text:p>
          </table:table-cell>
          <table:table-cell table:formula="of:=[.E30]+0.74" office:value-type="currency" office:currency="USD" office:value="30.69">
            <text:p>$30.6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[.D31]+0.85" office:value-type="currency" office:currency="USD" office:value="31.59">
            <text:p>$31.59</text:p>
          </table:table-cell>
          <table:table-cell table:formula="of:=[.E31]+0.74" office:value-type="currency" office:currency="USD" office:value="31.43">
            <text:p>$31.43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[.D32]+0.85" office:value-type="currency" office:currency="USD" office:value="32.44">
            <text:p>$32.44</text:p>
          </table:table-cell>
          <table:table-cell table:formula="of:=[.E32]+0.74" office:value-type="currency" office:currency="USD" office:value="32.17">
            <text:p>$32.17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[.D33]+0.85" office:value-type="currency" office:currency="USD" office:value="33.29">
            <text:p>$33.29</text:p>
          </table:table-cell>
          <table:table-cell table:formula="of:=[.E33]+0.74" office:value-type="currency" office:currency="USD" office:value="32.91">
            <text:p>$32.91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[.D34]+0.85" office:value-type="currency" office:currency="USD" office:value="34.14">
            <text:p>$34.14</text:p>
          </table:table-cell>
          <table:table-cell table:formula="of:=[.E34]+0.74" office:value-type="currency" office:currency="USD" office:value="33.65">
            <text:p>$33.65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[.D35]+0.85" office:value-type="currency" office:currency="USD" office:value="34.99">
            <text:p>$34.99</text:p>
          </table:table-cell>
          <table:table-cell table:formula="of:=[.E35]+0.74" office:value-type="currency" office:currency="USD" office:value="34.39">
            <text:p>$34.3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[.D36]+0.85" office:value-type="currency" office:currency="USD" office:value="35.84">
            <text:p>$35.84</text:p>
          </table:table-cell>
          <table:table-cell table:formula="of:=[.E36]+0.64" office:value-type="currency" office:currency="USD" office:value="35.03">
            <text:p>$35.03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[.D37]+0.85" office:value-type="currency" office:currency="USD" office:value="36.69">
            <text:p>$36.69</text:p>
          </table:table-cell>
          <table:table-cell table:formula="of:=[.E37]+0.64" office:value-type="currency" office:currency="USD" office:value="35.67">
            <text:p>$35.67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[.D38]+0.85" office:value-type="currency" office:currency="USD" office:value="37.54">
            <text:p>$37.54</text:p>
          </table:table-cell>
          <table:table-cell table:formula="of:=[.E38]+0.64" office:value-type="currency" office:currency="USD" office:value="36.31">
            <text:p>$36.31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[.D39]+0.85" office:value-type="currency" office:currency="USD" office:value="38.39">
            <text:p>$38.39</text:p>
          </table:table-cell>
          <table:table-cell table:formula="of:=[.E39]+0.64" office:value-type="currency" office:currency="USD" office:value="36.95">
            <text:p>$36.95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[.D40]+0.85" office:value-type="currency" office:currency="USD" office:value="39.24">
            <text:p>$39.24</text:p>
          </table:table-cell>
          <table:table-cell table:formula="of:=[.E40]+0.64" office:value-type="currency" office:currency="USD" office:value="37.59">
            <text:p>$37.5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[.D41]+0.85" office:value-type="currency" office:currency="USD" office:value="40.09">
            <text:p>$40.09</text:p>
          </table:table-cell>
          <table:table-cell table:formula="of:=[.E41]+0.64" office:value-type="currency" office:currency="USD" office:value="38.23">
            <text:p>$38.23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[.D42]+0.85" office:value-type="currency" office:currency="USD" office:value="40.94">
            <text:p>$40.94</text:p>
          </table:table-cell>
          <table:table-cell table:formula="of:=[.E42]+0.64" office:value-type="currency" office:currency="USD" office:value="38.87">
            <text:p>$38.87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formula="of:=[.D43]+0.85" office:value-type="currency" office:currency="USD" office:value="41.79">
            <text:p>$41.79</text:p>
          </table:table-cell>
          <table:table-cell table:formula="of:=[.E43]+0.64" office:value-type="currency" office:currency="USD" office:value="39.51">
            <text:p>$39.51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formula="of:=[.D44]+0.85" office:value-type="currency" office:currency="USD" office:value="42.64">
            <text:p>$42.64</text:p>
          </table:table-cell>
          <table:table-cell table:formula="of:=[.E44]+0.64" office:value-type="currency" office:currency="USD" office:value="40.15">
            <text:p>$40.15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[.D45]+0.85" office:value-type="currency" office:currency="USD" office:value="43.49">
            <text:p>$43.49</text:p>
          </table:table-cell>
          <table:table-cell table:formula="of:=[.E45]+0.64" office:value-type="currency" office:currency="USD" office:value="40.79">
            <text:p>$40.7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formula="of:=[.D46]+0.85" office:value-type="currency" office:currency="USD" office:value="44.34">
            <text:p>$44.34</text:p>
          </table:table-cell>
          <table:table-cell table:formula="of:=[.E46]+0.64" office:value-type="currency" office:currency="USD" office:value="41.43">
            <text:p>$41.43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formula="of:=[.D47]+0.85" office:value-type="currency" office:currency="USD" office:value="45.19">
            <text:p>$45.19</text:p>
          </table:table-cell>
          <table:table-cell table:formula="of:=[.E47]+0.64" office:value-type="currency" office:currency="USD" office:value="42.07">
            <text:p>$42.07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formula="of:=[.D48]+0.85" office:value-type="currency" office:currency="USD" office:value="46.04">
            <text:p>$46.04</text:p>
          </table:table-cell>
          <table:table-cell table:formula="of:=[.E48]+0.64" office:value-type="currency" office:currency="USD" office:value="42.71">
            <text:p>$42.71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formula="of:=[.D49]+0.85" office:value-type="currency" office:currency="USD" office:value="46.89">
            <text:p>$46.89</text:p>
          </table:table-cell>
          <table:table-cell table:formula="of:=[.E49]+0.64" office:value-type="currency" office:currency="USD" office:value="43.35">
            <text:p>$43.35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[.D50]+0.85" office:value-type="currency" office:currency="USD" office:value="47.74">
            <text:p>$47.74</text:p>
          </table:table-cell>
          <table:table-cell table:formula="of:=[.E50]+0.64" office:value-type="currency" office:currency="USD" office:value="43.99">
            <text:p>$43.9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formula="of:=[.D51]+0.85" office:value-type="currency" office:currency="USD" office:value="48.59">
            <text:p>$48.59</text:p>
          </table:table-cell>
          <table:table-cell table:formula="of:=[.E51]+0.64" office:value-type="currency" office:currency="USD" office:value="44.63">
            <text:p>$44.63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formula="of:=[.D52]+0.85" office:value-type="currency" office:currency="USD" office:value="49.44">
            <text:p>$49.44</text:p>
          </table:table-cell>
          <table:table-cell table:formula="of:=[.E52]+0.64" office:value-type="currency" office:currency="USD" office:value="45.27">
            <text:p>$45.27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formula="of:=[.D53]+0.85" office:value-type="currency" office:currency="USD" office:value="50.29">
            <text:p>$50.29</text:p>
          </table:table-cell>
          <table:table-cell table:formula="of:=[.E53]+0.64" office:value-type="currency" office:currency="USD" office:value="45.91">
            <text:p>$45.91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formula="of:=[.D54]+0.85" office:value-type="currency" office:currency="USD" office:value="51.14">
            <text:p>$51.14</text:p>
          </table:table-cell>
          <table:table-cell table:formula="of:=[.E54]+0.64" office:value-type="currency" office:currency="USD" office:value="46.55">
            <text:p>$46.55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[.D55]+0.85" office:value-type="currency" office:currency="USD" office:value="51.99">
            <text:p>$51.99</text:p>
          </table:table-cell>
          <table:table-cell table:formula="of:=[.E55]+0.64" office:value-type="currency" office:currency="USD" office:value="47.19">
            <text:p>$47.1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formula="of:=[.D56]+0.85" office:value-type="currency" office:currency="USD" office:value="52.84">
            <text:p>$52.84</text:p>
          </table:table-cell>
          <table:table-cell table:formula="of:=[.E56]+0.64" office:value-type="currency" office:currency="USD" office:value="47.83">
            <text:p>$47.83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formula="of:=[.D57]+0.85" office:value-type="currency" office:currency="USD" office:value="53.69">
            <text:p>$53.69</text:p>
          </table:table-cell>
          <table:table-cell table:formula="of:=[.E57]+0.64" office:value-type="currency" office:currency="USD" office:value="48.47">
            <text:p>$48.47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formula="of:=[.D58]+0.85" office:value-type="currency" office:currency="USD" office:value="54.54">
            <text:p>$54.54</text:p>
          </table:table-cell>
          <table:table-cell table:formula="of:=[.E58]+0.64" office:value-type="currency" office:currency="USD" office:value="49.11">
            <text:p>$49.11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formula="of:=[.D59]+0.85" office:value-type="currency" office:currency="USD" office:value="55.39">
            <text:p>$55.39</text:p>
          </table:table-cell>
          <table:table-cell table:formula="of:=[.E59]+0.64" office:value-type="currency" office:currency="USD" office:value="49.75">
            <text:p>$49.75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formula="of:=[.D60]+0.85" office:value-type="currency" office:currency="USD" office:value="56.24">
            <text:p>$56.24</text:p>
          </table:table-cell>
          <table:table-cell table:formula="of:=[.E60]+0.64" office:value-type="currency" office:currency="USD" office:value="50.39">
            <text:p>$50.3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formula="of:=[.D61]+0.85" office:value-type="currency" office:currency="USD" office:value="57.09">
            <text:p>$57.09</text:p>
          </table:table-cell>
          <table:table-cell table:formula="of:=[.E61]+0.64" office:value-type="currency" office:currency="USD" office:value="51.03">
            <text:p>$51.03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formula="of:=[.D62]+0.85" office:value-type="currency" office:currency="USD" office:value="57.94">
            <text:p>$57.94</text:p>
          </table:table-cell>
          <table:table-cell table:formula="of:=[.E62]+0.64" office:value-type="currency" office:currency="USD" office:value="51.67">
            <text:p>$51.67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formula="of:=[.D63]+0.85" office:value-type="currency" office:currency="USD" office:value="58.79">
            <text:p>$58.79</text:p>
          </table:table-cell>
          <table:table-cell table:formula="of:=[.E63]+0.64" office:value-type="currency" office:currency="USD" office:value="52.31">
            <text:p>$52.31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formula="of:=[.D64]+0.85" office:value-type="currency" office:currency="USD" office:value="59.64">
            <text:p>$59.64</text:p>
          </table:table-cell>
          <table:table-cell table:formula="of:=[.E64]+0.64" office:value-type="currency" office:currency="USD" office:value="52.95">
            <text:p>$52.95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formula="of:=[.D65]+0.85" office:value-type="currency" office:currency="USD" office:value="60.4900000000001">
            <text:p>$60.49</text:p>
          </table:table-cell>
          <table:table-cell table:formula="of:=[.E65]+0.64" office:value-type="currency" office:currency="USD" office:value="53.59">
            <text:p>$53.59</text:p>
          </table:table-cell>
          <table:table-cell table:style-name="ce2" office:value-type="currency" office:currency="USD" office:value="36.99">
            <text:p>$36.99</text:p>
          </table:table-cell>
          <table:table-cell/>
        </table:table-row>
        <table:table-row table:style-name="ro1" table:number-rows-repeated="104850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9">01/29/2025</text:date>, <text:time>15:5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5-01-29T14:37:43.62</meta:creation-date>
    <dc:date>2025-01-29T15:52:05.25</dc:date>
    <dc:creator>Mark Lehr</dc:creator>
    <meta:editing-duration>PT59M11S</meta:editing-duration>
    <meta:editing-cycles>1</meta:editing-cycles>
    <meta:document-statistic meta:table-count="3" meta:cell-count="248" meta:object-count="0"/>
    <meta:generator>OpenOffice/4.1.12$Win32 OpenOffice.org_project/4112m1$Build-9809</meta:generator>
  </office:meta>
</office:document-meta>
</file>